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alTreeBidiMap.DualTreeBidiMap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diOrderedMap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Map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rderedMap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TreeBidiMap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TreeBidiMap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TreeBidiMap.nextKey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idiOrderedMap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diOrderedMap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alTreeBidiMap.DualTreeBidiMap( Map normalMap , Map reverseMap , BidiMap inverseBidi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TreeBidi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TreeBidiMap.inverseSorted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rderedMap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TreeBidiMap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TreeBidiMap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TreeBidiMap.previousKey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idiOrderedMap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TreeBidiMap.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Map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Map.ViewMap( DualTreeBidiMap bidi , SortedMap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alTreeBidiMap.DualTreeBidi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Map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TreeBidiMap.createBidiMap( Map normalMap , Map reverseMap , BidiMap inver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rderedMapIterator.BidiOrderedMapIterator( AbstractDualBidi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diOrderedMap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alTreeBidiMap.inverseOrdered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TreeBidiMap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rderedMap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TreeBidiMap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rderedMapIterator.setValu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ew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alTreeBidiMap.DualTree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diOrderedMap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alTreeBidi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